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3764in" fo:margin-left="-0.0819in" fo:margin-top="1.6153in" fo:margin-bottom="0in" table:align="left" style:writing-mode="lr-tb"/>
    </style:style>
    <style:style style:name="Table1.A" style:family="table-column">
      <style:table-column-properties style:column-width="3.075in"/>
    </style:style>
    <style:style style:name="Table1.B" style:family="table-column">
      <style:table-column-properties style:column-width="0.9375in"/>
    </style:style>
    <style:style style:name="Table1.C" style:family="table-column">
      <style:table-column-properties style:column-width="0.8125in"/>
    </style:style>
    <style:style style:name="Table1.D" style:family="table-column">
      <style:table-column-properties style:column-width="1.5514in"/>
    </style:style>
    <style:style style:name="Table1.1" style:family="table-row">
      <style:table-row-properties fo:keep-together="auto"/>
    </style:style>
    <style:style style:name="Table1.A1" style:family="table-cell">
      <style:table-cell-properties style:vertical-align="middle" fo:padding-left="0.075in" fo:padding-right="0.075in" fo:padding-top="0in" fo:padding-bottom="0in" fo:border-left="1pt solid #000000" fo:border-right="none" fo:border-top="1pt solid #000000" fo:border-bottom="1pt solid #000000" style:writing-mode="lr-tb"/>
    </style:style>
    <style:style style:name="Table1.B1"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1.D1" style:family="table-cell">
      <style:table-cell-properties style:vertical-align="middle" fo:padding-left="0.075in" fo:padding-right="0.075in" fo:padding-top="0in" fo:padding-bottom="0in" fo:border="1pt solid #000000" style:writing-mode="lr-tb"/>
    </style:style>
    <style:style style:name="Table1.2" style:family="table-row">
      <style:table-row-properties style:min-row-height="0.2243in" fo:keep-together="auto"/>
    </style:style>
    <style:style style:name="Table1.A2" style:family="table-cell">
      <style:table-cell-properties style:vertical-align="top" fo:padding-left="0.075in" fo:padding-right="0.075in" fo:padding-top="0in" fo:padding-bottom="0in" fo:border-left="1pt solid #000000" fo:border-right="none" fo:border-top="1pt solid #000000" fo:border-bottom="0.25pt solid #000000" style:writing-mode="lr-tb"/>
    </style:style>
    <style:style style:name="Table1.D2" style:family="table-cell">
      <style:table-cell-properties style:vertical-align="top" fo:padding-left="0.075in" fo:padding-right="0.075in" fo:padding-top="0in" fo:padding-bottom="0in" fo:border-left="1pt solid #000000" fo:border-right="1pt solid #000000" fo:border-top="1pt solid #000000" fo:border-bottom="0.25pt solid #000000" style:writing-mode="lr-tb"/>
    </style:style>
    <style:style style:name="Table1.A3" style:family="table-cell">
      <style:table-cell-properties style:vertical-align="top" fo:padding-left="0.075in" fo:padding-right="0.075in" fo:padding-top="0in" fo:padding-bottom="0in" fo:border-left="0.25pt solid #000000" fo:border-right="none" fo:border-top="0.25pt solid #000000" fo:border-bottom="0.25pt solid #000000" style:writing-mode="lr-tb"/>
    </style:style>
    <style:style style:name="Table1.D3" style:family="table-cell">
      <style:table-cell-properties style:vertical-align="top" fo:padding-left="0.075in" fo:padding-right="0.075in" fo:padding-top="0in" fo:padding-bottom="0in" fo:border="0.25pt solid #000000"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autospace="none"/>
    </style:style>
    <style:style style:name="P3" style:family="paragraph" style:parent-style-name="Standard">
      <style:paragraph-properties fo:text-align="center" style:justify-single-word="false" style:text-autospace="none"/>
      <style:text-properties style:font-name="Arial" fo:font-size="20pt" fo:font-weight="bold" style:font-size-asian="20pt" style:font-weight-asian="bold" style:font-name-complex="Arial" style:font-size-complex="20pt" style:font-weight-complex="bold"/>
    </style:style>
    <style:style style:name="P4" style:family="paragraph" style:parent-style-name="Standard">
      <style:paragraph-properties fo:text-align="center" style:justify-single-word="false" style:text-autospace="none"/>
      <style:text-properties style:font-name="Arial" fo:font-size="36pt" fo:font-weight="bold" style:font-size-asian="36pt" style:font-weight-asian="bold" style:font-name-complex="Arial" style:font-size-complex="36pt" style:font-weight-complex="bold"/>
    </style:style>
    <style:style style:name="P5" style:family="paragraph" style:parent-style-name="Standard">
      <style:paragraph-properties fo:text-align="center" style:justify-single-word="false" style:text-autospace="none"/>
      <style:text-properties style:font-name="Arial" fo:font-size="48pt" fo:font-weight="bold" style:font-size-asian="48pt" style:font-weight-asian="bold" style:font-name-complex="Arial" style:font-size-complex="48pt" style:font-weight-complex="bold"/>
    </style:style>
    <style:style style:name="P6" style:family="paragraph" style:parent-style-name="Standard">
      <style:paragraph-properties style:text-autospace="none"/>
      <style:text-properties style:font-name="Arial" fo:font-size="10pt" fo:font-weight="bold" style:font-size-asian="10pt" style:font-weight-asian="bold" style:font-name-complex="Arial" style:font-size-complex="10pt" style:font-weight-complex="bold"/>
    </style:style>
    <style:style style:name="P7" style:family="paragraph" style:parent-style-name="Standard">
      <style:paragraph-properties style:text-autospace="none"/>
      <style:text-properties style:font-name="Arial" fo:font-size="10pt" style:font-size-asian="10pt" style:font-name-complex="Arial" style:font-size-complex="10pt"/>
    </style:style>
    <style:style style:name="P8" style:family="paragraph" style:parent-style-name="Standard">
      <style:paragraph-properties style:text-autospace="none"/>
      <style:text-properties style:font-name="Arial" fo:font-weight="bold" style:font-weight-asian="bold" style:font-name-complex="Arial" style:font-weight-complex="bold"/>
    </style:style>
    <style:style style:name="P9" style:family="paragraph" style:parent-style-name="Standard">
      <style:paragraph-properties style:text-autospace="none"/>
      <style:text-properties style:font-name="Arial" fo:font-size="9pt" style:font-size-asian="9pt" style:font-name-complex="Arial" style:font-size-complex="9pt"/>
    </style:style>
    <style:style style:name="P10" style:family="paragraph" style:parent-style-name="Standard">
      <style:paragraph-properties style:text-autospace="none"/>
      <style:text-properties style:font-name="Arial" fo:font-size="9pt" fo:font-weight="bold" style:font-size-asian="9pt" style:font-weight-asian="bold" style:font-name-complex="Arial" style:font-size-complex="9pt" style:font-weight-complex="bold"/>
    </style:style>
    <style:style style:name="P11" style:family="paragraph" style:parent-style-name="Standard" style:list-style-name="WW8Num1">
      <style:paragraph-properties style:text-autospace="none"/>
      <style:text-properties style:font-name="Arial" fo:font-size="9pt" fo:font-weight="bold" style:font-size-asian="9pt" style:font-weight-asian="bold" style:font-name-complex="Arial" style:font-size-complex="9pt" style:font-weight-complex="bold"/>
    </style:style>
    <style:style style:name="P12" style:family="paragraph" style:parent-style-name="Standard">
      <style:paragraph-properties style:text-autospace="none"/>
      <style:text-properties style:font-name="Arial" fo:font-size="8pt" style:font-size-asian="8pt" style:font-name-complex="Arial" style:font-size-complex="8pt"/>
    </style:style>
    <style:style style:name="P13" style:family="paragraph" style:parent-style-name="Standard">
      <style:paragraph-properties style:text-autospace="none"/>
      <style:text-properties style:font-name="Arial" fo:font-size="8pt" fo:font-weight="bold" style:font-size-asian="8pt" style:font-weight-asian="bold" style:font-name-complex="Arial" style:font-size-complex="8pt" style:font-weight-complex="bold"/>
    </style:style>
    <style:style style:name="P14" style:family="paragraph" style:parent-style-name="Standard" style:list-style-name="WW8Num1">
      <style:paragraph-properties style:text-autospace="none"/>
      <style:text-properties style:font-name="Arial" fo:font-size="8pt" fo:font-weight="bold" style:font-size-asian="8pt" style:font-weight-asian="bold" style:font-name-complex="Arial" style:font-size-complex="8pt" style:font-weight-complex="bold"/>
    </style:style>
    <style:style style:name="P15" style:family="paragraph" style:parent-style-name="Standard" style:list-style-name="WW8Num3">
      <style:paragraph-properties style:text-autospace="none"/>
      <style:text-properties style:font-name="Arial" fo:font-size="8pt" fo:font-weight="bold" style:font-size-asian="8pt" style:font-weight-asian="bold" style:font-name-complex="Arial" style:font-size-complex="8pt" style:font-weight-complex="bold"/>
    </style:style>
    <style:style style:name="P16" style:family="paragraph" style:parent-style-name="Standard" style:list-style-name="WW8Num2">
      <style:paragraph-properties style:text-autospace="none"/>
      <style:text-properties style:font-name="Arial" fo:font-size="8pt" fo:font-weight="bold" style:font-size-asian="8pt" style:font-weight-asian="bold" style:font-name-complex="Arial" style:font-size-complex="8pt" style:font-weight-complex="bold"/>
    </style:style>
    <style:style style:name="P17" style:family="paragraph" style:parent-style-name="Standard">
      <style:paragraph-properties style:text-autospace="none"/>
    </style:style>
    <style:style style:name="P18" style:family="paragraph" style:parent-style-name="Standard">
      <style:paragraph-properties fo:text-align="center" style:justify-single-word="false"/>
      <style:text-properties style:font-name="Arial Narrow" fo:font-size="10pt" fo:font-weight="bold" style:font-size-asian="10pt" style:font-weight-asian="bold" style:font-name-complex="Arial" style:font-size-complex="10pt"/>
    </style:style>
    <style:style style:name="P19" style:family="paragraph" style:parent-style-name="Standard">
      <style:paragraph-properties fo:text-align="center" style:justify-single-word="false" style:snap-to-layout-grid="false"/>
      <style:text-properties style:font-name="Arial Narrow" fo:font-size="10pt" fo:font-weight="bold" style:font-size-asian="10pt" style:font-weight-asian="bold" style:font-name-complex="Arial" style:font-size-complex="10pt"/>
    </style:style>
    <style:style style:name="P20" style:family="paragraph" style:parent-style-name="Standard">
      <style:paragraph-properties style:text-autospace="none"/>
      <style:text-properties fo:font-style="italic" fo:font-weight="bold" style:font-style-asian="italic" style:font-weight-asian="bold" style:font-style-complex="italic" style:font-weight-complex="bold"/>
    </style:style>
    <style:style style:name="P21" style:family="paragraph" style:parent-style-name="Standard">
      <style:paragraph-properties style:text-autospace="none"/>
      <style:text-properties fo:font-size="11pt" fo:font-style="italic" fo:font-weight="bold" style:font-size-asian="11pt" style:font-style-asian="italic" style:font-weight-asian="bold" style:font-size-complex="11pt" style:font-style-complex="italic" style:font-weight-complex="bold"/>
    </style:style>
    <style:style style:name="P22" style:family="paragraph" style:parent-style-name="Standard">
      <style:paragraph-properties style:text-autospace="none"/>
      <style:text-properties fo:font-size="14pt" fo:font-weight="bold" style:font-size-asian="14pt" style:font-weight-asian="bold" style:font-size-complex="14pt" style:font-weight-complex="bold"/>
    </style:style>
    <style:style style:name="P23" style:family="paragraph" style:parent-style-name="Standard">
      <style:paragraph-properties style:text-autospace="none"/>
      <style:text-properties fo:font-size="9pt" fo:font-weight="bold" style:font-size-asian="9pt" style:font-weight-asian="bold" style:font-size-complex="9pt" style:font-weight-complex="bold"/>
    </style:style>
    <style:style style:name="P24" style:family="paragraph" style:parent-style-name="Standard">
      <style:paragraph-properties fo:text-align="center" style:justify-single-word="false" fo:break-before="page" style:text-autospace="none"/>
      <style:text-properties style:font-name="Arial" fo:font-size="20pt" fo:font-weight="bold" style:font-size-asian="20pt" style:font-weight-asian="bold" style:font-name-complex="Arial" style:font-size-complex="20pt" style:font-weight-complex="bold"/>
    </style:style>
    <style:style style:name="P25" style:family="paragraph" style:parent-style-name="Standard">
      <style:paragraph-properties fo:margin-left="0in" fo:margin-right="0in" fo:text-indent="0.5in" style:auto-text-indent="false" style:text-autospace="none"/>
      <style:text-properties style:font-name="Arial" fo:font-size="9pt" fo:font-weight="bold" style:font-size-asian="9pt" style:font-weight-asian="bold" style:font-name-complex="Arial" style:font-size-complex="9pt" style:font-weight-complex="bold"/>
    </style:style>
    <style:style style:name="P26" style:family="paragraph" style:parent-style-name="Standard">
      <style:paragraph-properties fo:margin-left="0in" fo:margin-right="0in" fo:text-indent="0.5in" style:auto-text-indent="false" style:text-autospace="none"/>
      <style:text-properties style:font-name="Arial" fo:font-size="10pt" fo:font-weight="bold" style:font-size-asian="10pt" style:font-weight-asian="bold" style:font-name-complex="Arial" style:font-size-complex="10pt" style:font-weight-complex="bold"/>
    </style:style>
    <style:style style:name="P27" style:family="paragraph" style:parent-style-name="Standard">
      <style:paragraph-properties fo:margin-left="0.5in" fo:margin-right="0in" fo:text-indent="0.5in" style:auto-text-indent="false" style:text-autospace="none"/>
      <style:text-properties style:font-name="Arial" fo:font-size="10pt" fo:font-weight="bold" style:font-size-asian="10pt" style:font-weight-asian="bold" style:font-name-complex="Arial" style:font-size-complex="10pt" style:font-weight-complex="bold"/>
    </style:style>
    <style:style style:name="P28" style:family="paragraph" style:parent-style-name="Standard">
      <style:paragraph-properties fo:margin-left="0.5in" fo:margin-right="0in" fo:text-indent="0.5in" style:auto-text-indent="false" style:text-autospace="none"/>
      <style:text-properties style:font-name="Arial" fo:font-size="9pt" style:font-size-asian="9pt" style:font-name-complex="Arial" style:font-size-complex="9pt"/>
    </style:style>
    <style:style style:name="P29" style:family="paragraph" style:parent-style-name="Standard">
      <style:paragraph-properties fo:margin-left="0.25in" fo:margin-right="0in" fo:text-indent="0in" style:auto-text-indent="false" style:text-autospace="none"/>
      <style:text-properties style:font-name="Arial" fo:font-size="8pt" fo:font-weight="bold" style:font-size-asian="8pt" style:font-weight-asian="bold" style:font-name-complex="Arial" style:font-size-complex="8pt" style:font-weight-complex="bold"/>
    </style:style>
    <style:style style:name="P30" style:family="paragraph" style:parent-style-name="Standard">
      <style:paragraph-properties fo:margin-left="0.25in" fo:margin-right="0in" fo:text-indent="0in" style:auto-text-indent="false" style:text-autospace="none"/>
      <style:text-properties style:font-name="Arial" fo:font-size="9pt" fo:font-weight="bold" style:font-size-asian="9pt" style:font-weight-asian="bold" style:font-name-complex="Arial" style:font-size-complex="9pt" style:font-weight-complex="bold"/>
    </style:style>
    <style:style style:name="P31" style:family="paragraph" style:parent-style-name="Standard">
      <style:paragraph-properties fo:margin-left="0.5in" fo:margin-right="0in" fo:text-indent="0in" style:auto-text-indent="false" style:text-autospace="none"/>
      <style:text-properties style:font-name="Arial" fo:font-size="9pt" fo:font-weight="bold" style:font-size-asian="9pt" style:font-weight-asian="bold" style:font-name-complex="Arial" style:font-size-complex="9pt" style:font-weight-complex="bold"/>
    </style:style>
    <style:style style:name="P32" style:family="paragraph" style:parent-style-name="Standard" style:master-page-name="Standard">
      <style:paragraph-properties fo:text-align="center" style:justify-single-word="false" style:page-number="auto" style:text-autospace="none"/>
      <style:text-properties style:font-name="Arial" fo:font-size="20pt" fo:font-weight="bold" style:font-size-asian="20pt" style:font-weight-asian="bold" style:font-name-complex="Arial" style:font-size-complex="20pt" style:font-weight-complex="bold"/>
    </style:style>
    <style:style style:name="P33" style:family="paragraph" style:parent-style-name="Footer">
      <style:paragraph-properties fo:text-align="center" style:justify-single-word="false"/>
      <style:text-properties style:font-name="Arial Narrow" fo:font-size="10pt" style:font-name-asian="Arial Narrow" style:font-size-asian="10pt" style:font-name-complex="Arial Narrow" style:font-size-complex="10pt"/>
    </style:style>
    <style:style style:name="P34" style:family="paragraph" style:parent-style-name="Header">
      <style:paragraph-properties fo:text-align="center" style:justify-single-word="false"/>
    </style:style>
    <style:style style:name="T1" style:family="text">
      <style:text-properties style:font-name="Arial" fo:font-size="36pt" fo:font-weight="bold" style:font-size-asian="36pt" style:font-weight-asian="bold" style:font-name-complex="Arial" style:font-size-complex="36pt" style:font-weight-complex="bold"/>
    </style:style>
    <style:style style:name="T2" style:family="text">
      <style:text-properties style:font-name="Arial" fo:font-size="48pt" fo:font-weight="bold" style:font-size-asian="48pt" style:font-weight-asian="bold" style:font-name-complex="Arial" style:font-size-complex="48pt" style:font-weight-complex="bold"/>
    </style:style>
    <style:style style:name="T3" style:family="text">
      <style:text-properties style:font-name="Arial" fo:font-size="11pt" fo:font-weight="bold" style:font-size-asian="11pt" style:font-weight-asian="bold" style:font-name-complex="Arial" style:font-size-complex="11pt" style:font-weight-complex="bold"/>
    </style:style>
    <style:style style:name="T4" style:family="text">
      <style:text-properties style:font-name="Arial" fo:font-size="11pt" fo:font-style="italic" fo:font-weight="bold" style:font-size-asian="11pt" style:font-style-asian="italic" style:font-weight-asian="bold" style:font-name-complex="Arial" style:font-size-complex="11pt" style:font-style-complex="italic" style:font-weight-complex="bold"/>
    </style:style>
    <style:style style:name="T5" style:family="text">
      <style:text-properties style:font-name="Arial" fo:font-size="9pt" fo:font-weight="bold" style:font-size-asian="9pt" style:font-weight-asian="bold" style:font-name-complex="Arial" style:font-size-complex="9pt" style:font-weight-complex="bold"/>
    </style:style>
    <style:style style:name="T6" style:family="text">
      <style:text-properties style:font-name="Arial" fo:font-size="9pt" style:font-size-asian="9pt" style:font-name-complex="Arial" style:font-size-complex="9pt"/>
    </style:style>
    <style:style style:name="T7" style:family="text">
      <style:text-properties style:font-name="Arial" fo:font-size="8pt" style:font-size-asian="8pt" style:font-name-complex="Arial" style:font-size-complex="8pt"/>
    </style:style>
    <style:style style:name="T8" style:family="text">
      <style:text-properties style:font-name="Arial" fo:font-size="8pt" fo:font-weight="bold" style:font-size-asian="8pt" style:font-weight-asian="bold" style:font-name-complex="Arial" style:font-size-complex="8pt" style:font-weight-complex="bold"/>
    </style:style>
    <style:style style:name="T9" style:family="text">
      <style:text-properties style:font-name="Arial" fo:font-size="6.5pt" style:font-size-asian="6.5pt" style:font-name-complex="Arial" style:font-size-complex="6.5pt"/>
    </style:style>
    <style:style style:name="T10" style:family="text">
      <style:text-properties style:font-name="Arial" style:font-name-complex="Arial" style:font-style-complex="italic"/>
    </style:style>
    <style:style style:name="T11" style:family="text">
      <style:text-properties style:font-name="Arial" fo:language="en" fo:country="US" style:language-asian="en" style:country-asian="US" style:font-name-complex="Arial" style:font-style-complex="italic"/>
    </style:style>
    <style:style style:name="T12" style:family="text">
      <style:text-properties style:font-name="Arial" fo:font-size="10pt" fo:font-weight="bold" style:font-size-asian="10pt" style:font-weight-asian="bold" style:font-name-complex="Arial" style:font-size-complex="10pt" style:font-weight-complex="bold"/>
    </style:style>
    <style:style style:name="T13" style:family="text">
      <style:text-properties style:font-name="Arial" fo:font-size="10pt" style:font-size-asian="10pt" style:font-name-complex="Arial" style:font-size-complex="10pt"/>
    </style:style>
    <style:style style:name="T14" style:family="text">
      <style:text-properties style:font-name="Arial Narrow" fo:font-size="10pt" fo:font-weight="bold" style:font-size-asian="10pt" style:font-weight-asian="bold" style:font-name-complex="Arial" style:font-size-complex="10pt"/>
    </style:style>
    <style:style style:name="T15" style:family="text">
      <style:text-properties style:font-name="Arial Narrow" fo:font-size="10pt" style:font-size-asian="10pt" style:font-name-complex="Arial Narrow" style:font-size-complex="10pt"/>
    </style:style>
    <style:style style:name="T16" style:family="text">
      <style:text-properties style:font-name="Arial Narrow" fo:font-size="10pt" officeooo:rsid="00134bbf" style:font-size-asian="10pt" style:font-name-complex="Arial Narrow" style:font-size-complex="10pt"/>
    </style:style>
    <style:style style:name="T17" style:family="text">
      <style:text-properties style:font-name="Arial Narrow" fo:font-size="10pt" style:font-name-asian="Arial Narrow" style:font-size-asian="10pt" style:font-name-complex="Arial Narrow" style:font-size-complex="10pt"/>
    </style:style>
    <style:style style:name="T18" style:family="text">
      <style:text-properties style:font-name="Arial Narrow" style:font-name-asian="Arial Narrow" style:font-name-complex="Arial Narrow"/>
    </style:style>
    <style:style style:name="T19" style:family="text">
      <style:text-properties fo:font-size="11pt" fo:font-weight="bold" style:font-size-asian="11pt" style:font-weight-asian="bold" style:font-size-complex="11pt" style:font-weight-complex="bold"/>
    </style:style>
    <style:style style:name="T20" style:family="text">
      <style:text-properties fo:font-size="9pt" fo:font-weight="bold" style:font-size-asian="9pt" style:font-weight-asian="bold" style:font-size-complex="9pt" style:font-weight-complex="bold"/>
    </style:style>
    <style:style style:name="T21" style:family="text">
      <style:text-properties fo:font-size="14pt" fo:font-weight="bold" style:font-size-asian="14pt" style:font-weight-asian="bold" style:font-size-complex="14pt" style:font-weight-complex="bold"/>
    </style:style>
    <style:style style:name="T22" style:family="text">
      <style:text-properties style:font-name-asian="Arial"/>
    </style:style>
    <style:style style:name="T23" style:family="text">
      <style:text-properties style:font-name-asian="Arial Narrow"/>
    </style:style>
    <style:style style:name="T24" style:family="text">
      <style:text-properties officeooo:rsid="0013c6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P3"/>
      <text:p text:style-name="P4"><text:span text:style-name="T24">Intern and/or </text:span>Employee </text:p>
      <text:p text:style-name="P2"><text:span text:style-name="T1">Evaluation Form</text:span></text:p>
      <text:p text:style-name="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2" office:value-type="string">
            <text:p text:style-name="P1"><text:span text:style-name="T14">Reason for Amendment (current / obsolete)</text:span></text:p>
          </table:table-cell>
          <table:table-cell table:style-name="Table1.B1" table:number-columns-spanned="2" office:value-type="string">
            <text:p text:style-name="P18">Revision History</text:p>
          </table:table-cell>
          <table:covered-table-cell/>
          <table:table-cell table:style-name="Table1.D1" table:number-rows-spanned="2" office:value-type="string">
            <text:p text:style-name="P18">Approved Date</text:p>
          </table:table-cell>
        </table:table-row>
        <table:table-row table:style-name="Table1.2">
          <table:covered-table-cell/>
          <table:table-cell table:style-name="Table1.A2" office:value-type="string">
            <text:p text:style-name="P18">From</text:p>
          </table:table-cell>
          <table:table-cell table:style-name="Table1.A2" office:value-type="string">
            <text:p text:style-name="P18">To</text:p>
          </table:table-cell>
          <table:covered-table-cell/>
        </table:table-row>
        <table:table-row table:style-name="Table1.1">
          <table:table-cell table:style-name="Table1.A3" office:value-type="string">
            <text:p text:style-name="P18">Initial Release (current)</text:p>
          </table:table-cell>
          <table:table-cell table:style-name="Table1.A3" office:value-type="string">
            <text:p text:style-name="P18">1.0</text:p>
          </table:table-cell>
          <table:table-cell table:style-name="Table1.A3" office:value-type="string">
            <text:p text:style-name="P18">1.0</text:p>
          </table:table-cell>
          <table:table-cell table:style-name="Table1.D3" office:value-type="string">
            <text:p text:style-name="P18">Dec-26-<text:span text:style-name="T24">2017</text:span></text:p>
          </table:table-cell>
        </table:table-row>
        <table:table-row table:style-name="Table1.1">
          <table:table-cell table:style-name="Table1.A3" office:value-type="string">
            <text:p text:style-name="P19"/>
          </table:table-cell>
          <table:table-cell table:style-name="Table1.A3" office:value-type="string">
            <text:p text:style-name="P19"/>
          </table:table-cell>
          <table:table-cell table:style-name="Table1.A3" office:value-type="string">
            <text:p text:style-name="P19"/>
          </table:table-cell>
          <table:table-cell table:style-name="Table1.D3" office:value-type="string">
            <text:p text:style-name="P19"/>
          </table:table-cell>
        </table:table-row>
        <table:table-row table:style-name="Table1.1">
          <table:table-cell table:style-name="Table1.A3" office:value-type="string">
            <text:p text:style-name="P19"/>
          </table:table-cell>
          <table:table-cell table:style-name="Table1.A3" office:value-type="string">
            <text:p text:style-name="P19"/>
          </table:table-cell>
          <table:table-cell table:style-name="Table1.A3" office:value-type="string">
            <text:p text:style-name="P19"/>
          </table:table-cell>
          <table:table-cell table:style-name="Table1.D3" office:value-type="string">
            <text:p text:style-name="P19"/>
          </table:table-cell>
        </table:table-row>
        <table:table-row table:style-name="Table1.1">
          <table:table-cell table:style-name="Table1.A3" office:value-type="string">
            <text:p text:style-name="P19"/>
          </table:table-cell>
          <table:table-cell table:style-name="Table1.A3" office:value-type="string">
            <text:p text:style-name="P19"/>
          </table:table-cell>
          <table:table-cell table:style-name="Table1.A3" office:value-type="string">
            <text:p text:style-name="P19"/>
          </table:table-cell>
          <table:table-cell table:style-name="Table1.D3" office:value-type="string">
            <text:p text:style-name="P19"/>
          </table:table-cell>
        </table:table-row>
        <table:table-row table:style-name="Table1.1">
          <table:table-cell table:style-name="Table1.A3" office:value-type="string">
            <text:p text:style-name="P19"/>
          </table:table-cell>
          <table:table-cell table:style-name="Table1.A3" office:value-type="string">
            <text:p text:style-name="P19"/>
          </table:table-cell>
          <table:table-cell table:style-name="Table1.A3" office:value-type="string">
            <text:p text:style-name="P19"/>
          </table:table-cell>
          <table:table-cell table:style-name="Table1.D3" office:value-type="string">
            <text:p text:style-name="P19"/>
          </table:table-cell>
        </table:table-row>
        <table:table-row table:style-name="Table1.1">
          <table:table-cell table:style-name="Table1.A3" office:value-type="string">
            <text:p text:style-name="P19"/>
          </table:table-cell>
          <table:table-cell table:style-name="Table1.A3" office:value-type="string">
            <text:p text:style-name="P19"/>
          </table:table-cell>
          <table:table-cell table:style-name="Table1.A3" office:value-type="string">
            <text:p text:style-name="P19"/>
          </table:table-cell>
          <table:table-cell table:style-name="Table1.D3" office:value-type="string">
            <text:p text:style-name="P19"/>
          </table:table-cell>
        </table:table-row>
      </table:table>
      <text:p text:style-name="P24"/>
      <text:h text:style-name="Heading_20_1" text:outline-level="1">EMPLOYEE PERFORMANCE EVALUATION</text:h>
      <text:p text:style-name="P20"/>
      <text:p text:style-name="P17"><text:span text:style-name="T3">E</text:span><text:span text:style-name="T5">MPLOYEE </text:span><text:span text:style-name="T3">N</text:span><text:span text:style-name="T5">AME </text:span><text:span text:style-name="T7">(F</text:span><text:span text:style-name="T9">IRST</text:span><text:span text:style-name="T7">, MI, </text:span><text:span text:style-name="T9">LAST</text:span><text:span text:style-name="T7">)</text:span><text:span text:style-name="T3">: </text:span><field:fieldmark-start text:name="__Fieldmark__346_1896017865" field:type="vnd.oasis.opendocument.field.FORMTEXT"><field:param field:name="Description" field:value=""/><field:param field:name="Name" field:value=""/></field:fieldmark-start><text:span text:style-name="T11">     </text:span><field:fieldmark-end/><text:span text:style-name="T3"><text:tab/><text:tab/><text:tab/>ID#: </text:span><field:fieldmark-start text:name="__Fieldmark__347_1896017865" field:type="vnd.oasis.opendocument.field.FORMTEXT"><field:param field:name="Description" field:value=""/><field:param field:name="Name" field:value=""/></field:fieldmark-start><text:span text:style-name="T11">     </text:span><field:fieldmark-end/></text:p>
      <text:p text:style-name="P17"><text:span text:style-name="T3">J</text:span><text:span text:style-name="T5">OB </text:span><text:span text:style-name="T3">T</text:span><text:span text:style-name="T5">ITLE</text:span><text:span text:style-name="T3">: </text:span><field:fieldmark-start text:name="__Fieldmark__348_1896017865" field:type="vnd.oasis.opendocument.field.FORMTEXT"><field:param field:name="Description" field:value=""/><field:param field:name="Name" field:value=""/></field:fieldmark-start><text:span text:style-name="T11">     </text:span><field:fieldmark-end/></text:p>
      <text:p text:style-name="P17"><text:span text:style-name="T3">C</text:span><text:span text:style-name="T5">OUNTRY</text:span><text:span text:style-name="T3">: </text:span><field:fieldmark-start text:name="__Fieldmark__349_1896017865" field:type="vnd.oasis.opendocument.field.FORMTEXT"><field:param field:name="Description" field:value=""/><field:param field:name="Name" field:value=""/></field:fieldmark-start><text:span text:style-name="T11">     </text:span><field:fieldmark-end/></text:p>
      <text:p text:style-name="P17"><text:span text:style-name="T3">P</text:span><text:span text:style-name="T5">ERIOD OF </text:span><text:span text:style-name="T3">E</text:span><text:span text:style-name="T5">VALUATION</text:span><text:span text:style-name="T3">: <text:s/><text:tab/>From: </text:span><field:fieldmark-start text:name="__Fieldmark__350_1896017865" field:type="vnd.oasis.opendocument.field.FORMTEXT"><field:param field:name="Description" field:value=""/><field:param field:name="Name" field:value=""/></field:fieldmark-start><text:span text:style-name="T11">     </text:span><field:fieldmark-end/><text:span text:style-name="T10"><text:tab/></text:span><text:span text:style-name="T3">To: </text:span><field:fieldmark-start text:name="__Fieldmark__351_1896017865" field:type="vnd.oasis.opendocument.field.FORMTEXT"><field:param field:name="Description" field:value=""/><field:param field:name="Name" field:value=""/></field:fieldmark-start><text:span text:style-name="T11">     </text:span><field:fieldmark-end/></text:p>
      <text:p text:style-name="P17"><text:span text:style-name="T3">T</text:span><text:span text:style-name="T5">IME IN CURRENT POSITION</text:span><text:span text:style-name="T3">: </text:span><field:fieldmark-start text:name="__Fieldmark__352_1896017865" field:type="vnd.oasis.opendocument.field.FORMTEXT"><field:param field:name="Description" field:value=""/><field:param field:name="Name" field:value=""/></field:fieldmark-start><text:span text:style-name="T11">     </text:span><field:fieldmark-end/><text:span text:style-name="T10"><text:tab/><text:tab/><text:tab/></text:span><text:span text:style-name="T3">T</text:span><text:span text:style-name="T5">IME WITH </text:span><text:span text:style-name="T3">SIEMIC: </text:span><field:fieldmark-start text:name="__Fieldmark__353_1896017865" field:type="vnd.oasis.opendocument.field.FORMTEXT"><field:param field:name="Description" field:value=""/><field:param field:name="Name" field:value=""/></field:fieldmark-start><text:span text:style-name="T11">     </text:span><field:fieldmark-end/></text:p>
      <text:p text:style-name="P17"><text:span text:style-name="T3">E</text:span><text:span text:style-name="T5">MPLOYEE </text:span><text:span text:style-name="T3">S</text:span><text:span text:style-name="T5">TATUS (Permanent or Probation)</text:span><text:span text:style-name="T3">: </text:span><field:fieldmark-start text:name="__Fieldmark__354_1896017865" field:type="vnd.oasis.opendocument.field.FORMTEXT"><field:param field:name="Description" field:value=""/><field:param field:name="Name" field:value=""/></field:fieldmark-start><text:span text:style-name="T11">     </text:span><field:fieldmark-end/></text:p>
      <text:p text:style-name="P21">_____________________________________________________________________________</text:p>
      <text:p text:style-name="P8"/>
      <text:p text:style-name="P8">PART I - INSTRUCTIONS TO RATER</text:p>
      <text:p text:style-name="P7"/>
      <text:p text:style-name="P17"><text:span text:style-name="T13">Listed below are five performance factors, seven behavioral traits, and five supervisory factors that are important in the performance of the employee’s job. Performance factors and behavioral traits must be utilized for all employees. The supervisor factors should be utilized only for employees with supervisory responsibilities. </text:span><text:span text:style-name="T12">NOTE: A rating of Unacceptable (1), Needs</text:span></text:p>
      <text:p text:style-name="P17"><text:span text:style-name="T12">Improvement (2) or Superior (5) requires comments. </text:span><text:span text:style-name="T13">The “overall performance” evaluation should reflect the employee’s total performance, including the performance factors as related to the employee’s responsibilities and duties as set forth in the job description, behavioral traits and supervisory factors, if applicable.</text:span></text:p>
      <text:p text:style-name="P22"/>
      <text:p text:style-name="P17"><text:span text:style-name="T21">D</text:span><text:span text:style-name="T19">ISTRIBUTION </text:span><text:span text:style-name="T21">I</text:span><text:span text:style-name="T19">NSTRUCTIONS</text:span></text:p>
      <text:p text:style-name="P17"><text:span text:style-name="T20">1. </text:span><text:span text:style-name="T6">Return the original form to Human Resources</text:span></text:p>
      <text:p text:style-name="P9"><text:span text:style-name="T22"><text:s text:c="4"/></text:span>2206 Ringwood Avenue, San Jose, CA 95131, USA</text:p>
      <text:p text:style-name="P17"><text:span text:style-name="T20">2. </text:span><text:span text:style-name="T6">Maintain one copy for your branch office’s records.</text:span></text:p>
      <text:p text:style-name="P17"><text:span text:style-name="T20">3. </text:span><text:span text:style-name="T6">Distribute one copy to the employee</text:span></text:p>
      <text:p text:style-name="P9"/>
      <text:p text:style-name="P17"><text:span text:style-name="T21">M</text:span><text:span text:style-name="T19">ARKING </text:span><text:span text:style-name="T21">I</text:span><text:span text:style-name="T19">NSTRUCTIONS</text:span></text:p>
      <text:p text:style-name="P17"><text:span text:style-name="T20">1. </text:span><text:span text:style-name="T6">The supervisor should indicate the employee’s performance by using </text:span><text:span text:style-name="T4">check box </text:span><text:span text:style-name="T6">next to the appropriate level of performance.</text:span></text:p>
      <text:p text:style-name="P9"/>
      <text:p text:style-name="P9">The following rating scale guide is being provided to assist the evaluator in assigning the most appropriate measurement of the employees’ performance factors, behavioral traits and supervisory factors.</text:p>
      <text:p text:style-name="P10"/>
      <text:p text:style-name="P17"><text:span text:style-name="T5">1 = </text:span><text:span text:style-name="T12">U</text:span><text:span text:style-name="T8">NACCEPTABLE </text:span><text:span text:style-name="T5">- </text:span><text:span text:style-name="T6">Consistently fails to meet job requirements; performance clearly below minimum requirements. Immediate improvement required to maintain employment.</text:span></text:p>
      <text:p text:style-name="P10"/>
      <text:p text:style-name="P17"><text:span text:style-name="T5">2 = </text:span><text:span text:style-name="T12">N</text:span><text:span text:style-name="T8">EEDS </text:span><text:span text:style-name="T12">I</text:span><text:span text:style-name="T8">MPROVEMENT </text:span><text:span text:style-name="T5">– </text:span><text:span text:style-name="T6">Occasionally fails to meet job requirements; performance must improve to meet expectations of position.</text:span></text:p>
      <text:p text:style-name="P10"/>
      <text:p text:style-name="P17"><text:span text:style-name="T5">3 = </text:span><text:span text:style-name="T12">M</text:span><text:span text:style-name="T8">EETS </text:span><text:span text:style-name="T12">E</text:span><text:span text:style-name="T8">XPECTATIONS </text:span><text:span text:style-name="T5">– </text:span><text:span text:style-name="T6">Able to perform 100% of job duties satisfactorily. Normal guidance and supervision are required.</text:span></text:p>
      <text:p text:style-name="P10"/>
      <text:p text:style-name="P17"><text:span text:style-name="T5">4 = </text:span><text:span text:style-name="T12">E</text:span><text:span text:style-name="T8">XCEEDS </text:span><text:span text:style-name="T12">E</text:span><text:span text:style-name="T8">XPECTATIONS </text:span><text:span text:style-name="T12">– </text:span><text:span text:style-name="T6">Frequently exceeds job requirements; all planned objectives were achieved above the established standards and accomplishments were made in unexpected areas as well.</text:span></text:p>
      <text:p text:style-name="P10"/>
      <text:p text:style-name="P17"><text:span text:style-name="T5">5 = </text:span><text:span text:style-name="T12">S</text:span><text:span text:style-name="T8">UPERIOR </text:span><text:span text:style-name="T12">– </text:span><text:span text:style-name="T6">Consistently exceeds job requirements; this is the highest level of performance that can be attained.</text:span></text:p>
      <text:p text:style-name="P12"/>
      <text:p text:style-name="P12"/>
      <text:p text:style-name="P12"/>
      <text:p text:style-name="P12"/>
      <text:p text:style-name="P12"/>
      <text:p text:style-name="P12"><text:soft-page-break/></text:p>
      <text:p text:style-name="P8">PART II - PERFORMANCE FACTORS</text:p>
      <text:p text:style-name="P13"/>
      <text:list xml:id="list5115670219642769905" text:style-name="WW8Num1">
        <text:list-item>
          <text:p text:style-name="P14">Knowledge, Skills, Abilities – Consider the degree to which the employee exhibits the required level of job knowledge and/or skills to perform the job and this employee’s use of established techniques, materials and equipment as they relate to performance.</text:p>
        </text:list-item>
      </text:list>
      <text:p text:style-name="P13"/>
      <text:p text:style-name="P25">Unacceptable........................................................................……………………. Superior</text:p>
      <text:p text:style-name="P27">1 <text:tab/><text:tab/>2 <text:tab/><text:tab/>3 <text:tab/><text:tab/>4 <text:tab/><text:tab/>5</text:p>
      <text:p text:style-name="P10"/>
      <text:p text:style-name="P10">Comments:</text:p>
      <text:p text:style-name="P13"/>
      <text:p text:style-name="P13"/>
      <text:p text:style-name="P13"/>
      <text:p text:style-name="P13"/>
      <text:p text:style-name="P13"/>
      <text:list xml:id="list113426866376236" text:continue-numbering="true" text:style-name="WW8Num1">
        <text:list-item>
          <text:p text:style-name="P14">Quality of Work – Does the employee complete assignments meeting quality standards? Consider accuracy, neatness, thoroughness and adherence to standards and safety rules.</text:p>
        </text:list-item>
      </text:list>
      <text:p text:style-name="P29"/>
      <text:p text:style-name="P25">Unacceptable........................................................................…………………... Superior</text:p>
      <text:p text:style-name="P27">1 <text:tab/><text:tab/>2 <text:tab/><text:tab/>3 <text:tab/><text:tab/>4<text:tab/><text:tab/>5</text:p>
      <text:p text:style-name="P10"/>
      <text:p text:style-name="P10">Comments:</text:p>
      <text:p text:style-name="P13"/>
      <text:p text:style-name="P13"/>
      <text:p text:style-name="P13"/>
      <text:p text:style-name="P13"/>
      <text:p text:style-name="P13"/>
      <text:p text:style-name="P13"/>
      <text:list xml:id="list113428404772665" text:continue-numbering="true" text:style-name="WW8Num1">
        <text:list-item>
          <text:p text:style-name="P14">Quantity of Work – Consider the results of this employee’s efforts. Does the employee demonstrate the ability to manage several responsibilities simultaneously; perform work in a productive and timely manner; meet work schedules?</text:p>
        </text:list-item>
      </text:list>
      <text:p text:style-name="P29"/>
      <text:p text:style-name="P25">Unacceptable........................................................................…………………... Superior</text:p>
      <text:p text:style-name="P27">1 <text:tab/><text:tab/>2 <text:tab/><text:tab/>3 <text:tab/><text:tab/>4 <text:tab/><text:tab/>5</text:p>
      <text:p text:style-name="P10"/>
      <text:p text:style-name="P10">Comments:</text:p>
      <text:p text:style-name="P10"/>
      <text:p text:style-name="P10"/>
      <text:p text:style-name="P10"/>
      <text:p text:style-name="P10"/>
      <text:p text:style-name="P10"/>
      <text:list xml:id="list113428280037839" text:continue-numbering="true" text:style-name="WW8Num1">
        <text:list-item>
          <text:p text:style-name="P11">Work Habits – To what extent does the employee display a positive, cooperative attitude toward work assignments and requirements? Consider compliance with established work rules and organizational policies.</text:p>
        </text:list-item>
      </text:list>
      <text:p text:style-name="P30"/>
      <text:p text:style-name="P26">Unacceptable...............................................................…………………Superior</text:p>
      <text:p text:style-name="P27">1 <text:tab/><text:tab/>2 <text:tab/><text:tab/>3 <text:tab/><text:tab/>4 <text:tab/><text:tab/>5</text:p>
      <text:p text:style-name="P10"/>
      <text:p text:style-name="P10">Comments:</text:p>
      <text:p text:style-name="P13"/>
      <text:p text:style-name="P13"/>
      <text:p text:style-name="P13"/>
      <text:p text:style-name="P13"/>
      <text:p text:style-name="P13"/>
      <text:p text:style-name="P13"/>
      <text:list xml:id="list113427985336963" text:continue-numbering="true" text:style-name="WW8Num1">
        <text:list-item>
          <text:p text:style-name="P14">Communication – Consider job related effectiveness in dealing with others. Does the employee express ideas clearly both orally and in writing, listen well and respond appropriately?</text:p>
        </text:list-item>
      </text:list>
      <text:p text:style-name="P29"/>
      <text:p text:style-name="P10"/>
      <text:p text:style-name="P31">Unacceptable.......................................................................………………….... Superior</text:p>
      <text:p text:style-name="P27">1 <text:tab/><text:tab/>2 <text:tab/><text:tab/>3 <text:tab/><text:tab/>4 <text:tab/><text:tab/>5</text:p>
      <text:p text:style-name="P10"/>
      <text:p text:style-name="P10">Comments:</text:p>
      <text:p text:style-name="P12"/>
      <text:p text:style-name="P8"><text:soft-page-break/>PART III - BEHAVIORAL TRAITS</text:p>
      <text:p text:style-name="P13"/>
      <text:list xml:id="list9072967881076650383" text:style-name="WW8Num3">
        <text:list-item>
          <text:p text:style-name="P15">Dependability – Consider the amount of time spent directing this employee. Does the employee monitor projects and exercise follow-through; adhere to time frames; is on time for meetings and appointments; and responds appropriately to instructions and procedures?</text:p>
        </text:list-item>
      </text:list>
      <text:p text:style-name="P25"/>
      <text:p text:style-name="P25">Unacceptable.....................................................................…………………..... Superior</text:p>
      <text:p text:style-name="P27">1 <text:tab/><text:tab/>2 <text:tab/><text:tab/>3 <text:tab/><text:tab/>4 <text:tab/><text:tab/>5</text:p>
      <text:p text:style-name="P10">Comments:</text:p>
      <text:p text:style-name="P13"/>
      <text:p text:style-name="P13"/>
      <text:p text:style-name="P13"/>
      <text:list xml:id="list113427100311184" text:continue-numbering="true" text:style-name="WW8Num3">
        <text:list-item>
          <text:p text:style-name="P15">Cooperation – How well does the employee work with co-workers and supervisors as a contributing team member? Does the employee demonstrate consideration of others; maintain rapport with others; help others willingly?</text:p>
        </text:list-item>
      </text:list>
      <text:p text:style-name="P29"/>
      <text:p text:style-name="P25">Unacceptable.......................................................................…………………... Superior</text:p>
      <text:p text:style-name="P27">1 <text:tab/><text:tab/>2 <text:tab/><text:tab/>3 <text:tab/><text:tab/>4 <text:tab/><text:tab/>5</text:p>
      <text:p text:style-name="P10">Comments:</text:p>
      <text:p text:style-name="P13"/>
      <text:p text:style-name="P13"/>
      <text:p text:style-name="P13"/>
      <text:list xml:id="list113427346566464" text:continue-numbering="true" text:style-name="WW8Num3">
        <text:list-item>
          <text:p text:style-name="P15">Initiative – Consider how well the employee seeks and assumes greater responsibility, monitors projects independently, and follows through appropriately.</text:p>
        </text:list-item>
      </text:list>
      <text:p text:style-name="P29"/>
      <text:p text:style-name="P25">Unacceptable.........................................................................…………………. Superior</text:p>
      <text:p text:style-name="P27">1 <text:tab/><text:tab/>2 <text:tab/><text:tab/>3 <text:tab/><text:tab/>4 <text:tab/><text:tab/>5</text:p>
      <text:p text:style-name="P10">Comments:</text:p>
      <text:p text:style-name="P13"/>
      <text:p text:style-name="P13"/>
      <text:p text:style-name="P13"/>
      <text:list xml:id="list113428638188047" text:continue-numbering="true" text:style-name="WW8Num3">
        <text:list-item>
          <text:p text:style-name="P15">Adaptability – Consider the ease with which the employee adjusts to any change in duties, procedures, supervisors or work environment. How well does the employee accept new ideas and approaches to work, respond appropriately to constructive criticism and to suggestions for work improvement?</text:p>
        </text:list-item>
      </text:list>
      <text:p text:style-name="P29"/>
      <text:p text:style-name="P25">Unacceptable.........................................................................…………………. Superior</text:p>
      <text:p text:style-name="P27">1 <text:tab/><text:tab/>2 <text:tab/><text:tab/>3 <text:tab/><text:tab/>4 <text:tab/><text:tab/>5</text:p>
      <text:p text:style-name="P10">Comments:</text:p>
      <text:p text:style-name="P13"/>
      <text:p text:style-name="P13"/>
      <text:p text:style-name="P13"/>
      <text:list xml:id="list113426843050431" text:continue-numbering="true" text:style-name="WW8Num3">
        <text:list-item>
          <text:p text:style-name="P15">Judgment – Consider how well the employee effectively analyzes problems, determines appropriate action for solutions, and exhibits timely and decisive action; thinks logically.</text:p>
        </text:list-item>
      </text:list>
      <text:p text:style-name="P29"/>
      <text:p text:style-name="P25">Unacceptable.........................................................................…………………. Superior</text:p>
      <text:p text:style-name="P27">1 <text:tab/><text:tab/>2 <text:tab/><text:tab/>3 <text:tab/><text:tab/>4 <text:tab/><text:tab/>5</text:p>
      <text:p text:style-name="P10">Comments:</text:p>
      <text:p text:style-name="P13"/>
      <text:p text:style-name="P13"/>
      <text:p text:style-name="P13"/>
      <text:list xml:id="list113428004186294" text:continue-numbering="true" text:style-name="WW8Num3">
        <text:list-item>
          <text:p text:style-name="P15">Attendance – Consider number of absences, use of leave in accordance with company policy.</text:p>
        </text:list-item>
      </text:list>
      <text:p text:style-name="P29"/>
      <text:p text:style-name="P25">Unacceptable.........................................................................…………………. Superior</text:p>
      <text:p text:style-name="P27">1 <text:tab/><text:tab/>2 <text:tab/><text:tab/>3 <text:tab/><text:tab/>4 <text:tab/><text:tab/>5</text:p>
      <text:p text:style-name="P10">Comments:</text:p>
      <text:p text:style-name="P13"/>
      <text:p text:style-name="P13"/>
      <text:list xml:id="list113427300078865" text:continue-numbering="true" text:style-name="WW8Num3">
        <text:list-item>
          <text:p text:style-name="P15">Punctuality – Consider work arrival and departure in accordance with company policy.</text:p>
        </text:list-item>
      </text:list>
      <text:p text:style-name="P29"/>
      <text:p text:style-name="P25">Unacceptable.........................................................................…………………. Superior</text:p>
      <text:p text:style-name="P27">1 <text:tab/><text:tab/>2 <text:tab/><text:tab/>3 <text:tab/><text:tab/>4 <text:tab/><text:tab/>5</text:p>
      <text:p text:style-name="P10">Comments:</text:p>
      <text:p text:style-name="P12"/>
      <text:p text:style-name="P12"/>
      <text:p text:style-name="P12"/>
      <text:p text:style-name="P12"/>
      <text:p text:style-name="P8"><text:soft-page-break/></text:p>
      <text:p text:style-name="P8">PART IV - SUPERVISORY FACTORS</text:p>
      <text:p text:style-name="P13"/>
      <text:p text:style-name="P13"/>
      <text:list xml:id="list277101221278463898" text:style-name="WW8Num2">
        <text:list-item>
          <text:p text:style-name="P16">Leadership – Consider how well the employee demonstrates effective supervisory abilities; gains respect and cooperation; inspires and motivates subordinates; directs work group toward common goal.</text:p>
        </text:list-item>
      </text:list>
      <text:p text:style-name="P30"/>
      <text:p text:style-name="P25">Unacceptable ......................................................................……………………Superior <text:tab/>N/A</text:p>
      <text:p text:style-name="P27">1 <text:tab/><text:tab/>2 <text:tab/><text:tab/>3 <text:tab/><text:tab/>4 <text:tab/><text:tab/>5</text:p>
      <text:p text:style-name="P10">Comments:</text:p>
      <text:p text:style-name="P13"/>
      <text:p text:style-name="P13"/>
      <text:p text:style-name="P13"/>
      <text:p text:style-name="P13"/>
      <text:list xml:id="list113427499416115" text:continue-numbering="true" text:style-name="WW8Num2">
        <text:list-item>
          <text:p text:style-name="P16">Delegation – How well does the employee demonstrate the ability to direct others in accomplishing work; effectively select and motivate staff; define assignments; oversee the work of subordinates?</text:p>
        </text:list-item>
      </text:list>
      <text:p text:style-name="P29"/>
      <text:p text:style-name="P25">Unacceptable .....................................................................……………………. Superior<text:tab/>N/A</text:p>
      <text:p text:style-name="P27">1 <text:tab/><text:tab/>2 <text:tab/><text:tab/>3 <text:tab/><text:tab/>4 <text:tab/><text:tab/>5</text:p>
      <text:p text:style-name="P10">Comments:</text:p>
      <text:p text:style-name="P13"/>
      <text:p text:style-name="P13"/>
      <text:p text:style-name="P13"/>
      <text:p text:style-name="P13"/>
      <text:list xml:id="list113428585764948" text:continue-numbering="true" text:style-name="WW8Num2">
        <text:list-item>
          <text:p text:style-name="P16">Planning and Organizing – Consider how well the employee plans and organizes work; coordinates with others, and establishes appropriate priorities; anticipates future needs; carries out assignments effectively.</text:p>
        </text:list-item>
      </text:list>
      <text:p text:style-name="P29"/>
      <text:p text:style-name="P25">Unacceptable ......................................................................……………………Superior <text:tab/>N/A</text:p>
      <text:p text:style-name="P27">1 <text:tab/><text:tab/>2 <text:tab/><text:tab/>3 <text:tab/><text:tab/>4 <text:tab/><text:tab/>5</text:p>
      <text:p text:style-name="P10">Comments:</text:p>
      <text:p text:style-name="P13"/>
      <text:p text:style-name="P13"/>
      <text:p text:style-name="P13"/>
      <text:p text:style-name="P13"/>
      <text:list xml:id="list113428101025691" text:continue-numbering="true" text:style-name="WW8Num2">
        <text:list-item>
          <text:p text:style-name="P16">Administration – How well does the employee perform day-to-day administrative tasks; manage time; administer policies and implement procedures; maintain appropriate contact with supervisor and utilize funds, staff or equipment?</text:p>
        </text:list-item>
      </text:list>
      <text:p text:style-name="P29"/>
      <text:p text:style-name="P25">Unacceptable ......................................................................……………………Superior <text:tab/>N/A</text:p>
      <text:p text:style-name="P27">1 <text:tab/><text:tab/>2 <text:tab/><text:tab/>3 <text:tab/><text:tab/>4 <text:tab/><text:tab/>5</text:p>
      <text:p text:style-name="P10">Comments:</text:p>
      <text:p text:style-name="P13"/>
      <text:p text:style-name="P13"/>
      <text:p text:style-name="P13"/>
      <text:p text:style-name="P13"/>
      <text:list xml:id="list113427626890455" text:continue-numbering="true" text:style-name="WW8Num2">
        <text:list-item>
          <text:p text:style-name="P16">Personnel Management – Consider how well the employee serves as a role model; provides guidance and opportunities to their staff for their development and advancement; resolves work-related employee problems; assists subordinates in accomplishing their work-related objectives. Does the employee communicate well with subordinates in a clear, concise, accurate, and timely manner and make useful suggestions?</text:p>
        </text:list-item>
      </text:list>
      <text:p text:style-name="P29"/>
      <text:p text:style-name="P31">Unacceptable ......................................................................……………………Superior<text:tab/>N/A</text:p>
      <text:p text:style-name="P27">1 <text:tab/><text:tab/>2 <text:tab/><text:tab/>3 <text:tab/><text:tab/>4 <text:tab/><text:tab/>5</text:p>
      <text:p text:style-name="P10">Comments:</text:p>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8">PART V - GOALS/OBJECTIVES/SPECIAL ASSIGNMENTS</text:p>
      <text:p text:style-name="P13"/>
      <text:p text:style-name="P13">Where goals, objectives, projects, special assignments, etc. have been clearly established, progress of these tasks should be evaluated. In cases where special goals or objectives are not appropriate, the supervisor should identify the major duties and/or responsibilities of the job and evaluate the employee accordingly. List and evaluate progress made on major pre-determined goals, objectives, projects, job duties and special assignments by marking the appropriate box. The “Comments” space may be used for satisfactory progress but must be used for unsatisfactory progress. Attach additional sheets if necessary.</text:p>
      <text:p text:style-name="P23"/>
      <text:p text:style-name="P17"><text:span text:style-name="T20">1. </text:span><text:span text:style-name="T5">Goal/Objective/Project/Major Job Duty/Special Assignment</text:span></text:p>
      <text:p text:style-name="P28"/>
      <text:p text:style-name="P28">Accomplished</text:p>
      <text:p text:style-name="P28"/>
      <text:p text:style-name="P28">Satisfactory Progress </text:p>
      <text:p text:style-name="P28"/>
      <text:p text:style-name="P28">Unsatisfactory Progress (See “Comments” Below)</text:p>
      <text:p text:style-name="P10">Comments:</text:p>
      <text:p text:style-name="P23"/>
      <text:p text:style-name="P23"/>
      <text:p text:style-name="P23"/>
      <text:p text:style-name="P17"><text:span text:style-name="T20">2. </text:span><text:span text:style-name="T5">Goal/Objective/Project/Major Job Duty/Special Assignment</text:span></text:p>
      <text:p text:style-name="P9"/>
      <text:p text:style-name="P28">Accomplished </text:p>
      <text:p text:style-name="P28"/>
      <text:p text:style-name="P28">Satisfactory Progress </text:p>
      <text:p text:style-name="P28"/>
      <text:p text:style-name="P28">Unsatisfactory Progress (See “Comments” Below)</text:p>
      <text:p text:style-name="P10">Comments:</text:p>
      <text:p text:style-name="P23"/>
      <text:p text:style-name="P23"/>
      <text:p text:style-name="P23"/>
      <text:p text:style-name="P17"><text:span text:style-name="T20">3. </text:span><text:span text:style-name="T5">Goal/Objective/Project/Major Job Duty/Special Assignment</text:span></text:p>
      <text:p text:style-name="P28"/>
      <text:p text:style-name="P28">Accomplished </text:p>
      <text:p text:style-name="P28"/>
      <text:p text:style-name="P28">Satisfactory Progress </text:p>
      <text:p text:style-name="P28"/>
      <text:p text:style-name="P28">Unsatisfactory Progress (See “Comments” Below)</text:p>
      <text:p text:style-name="P10">Comments:</text:p>
      <text:p text:style-name="P23"/>
      <text:p text:style-name="P23"/>
      <text:p text:style-name="P23"/>
      <text:p text:style-name="P23"/>
      <text:p text:style-name="P17"><text:span text:style-name="T20">4. </text:span><text:span text:style-name="T5">Goal/Objective/Project/Major Job Duty/Special Assignment</text:span></text:p>
      <text:p text:style-name="P28"/>
      <text:p text:style-name="P28">Accomplished </text:p>
      <text:p text:style-name="P28"/>
      <text:p text:style-name="P28">Satisfactory Progress </text:p>
      <text:p text:style-name="P28"/>
      <text:p text:style-name="P28">Unsatisfactory Progress (See “Comments” Below)</text:p>
      <text:p text:style-name="P10"/>
      <text:p text:style-name="P10">Comments:</text:p>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8">PART VI - OVERALL PERFORMANCE</text:p>
      <text:p text:style-name="P6"/>
      <text:p text:style-name="P6">Please use this space to describe the overall performance rating. The overall rating should be a reflection of the performance factors, behavioral traits and supervisory factors.</text:p>
      <text:p text:style-name="P10"/>
      <text:p text:style-name="P31">Unacceptable.........................................................................…………………. Superior</text:p>
      <text:p text:style-name="P27">1 <text:tab/><text:tab/>2 <text:tab/><text:tab/>3 <text:tab/><text:tab/>4 <text:tab/><text:tab/>5</text:p>
      <text:p text:style-name="P10"/>
      <text:p text:style-name="P10"/>
      <text:p text:style-name="P10">Comments:</text:p>
      <text:p text:style-name="P6"/>
      <text:p text:style-name="P6"/>
      <text:p text:style-name="P6"/>
      <text:p text:style-name="P6"/>
      <text:p text:style-name="P6"/>
      <text:p text:style-name="P6"/>
      <text:p text:style-name="P6">SIGNATURES</text:p>
      <text:p text:style-name="P6"/>
      <text:p text:style-name="P6"/>
      <text:p text:style-name="P17"><text:span text:style-name="T12">Rater: </text:span><field:fieldmark-start text:name="__Fieldmark__355_1896017865" field:type="vnd.oasis.opendocument.field.FORMTEXT"><field:param field:name="Description" field:value=""/><field:param field:name="Name" field:value=""/></field:fieldmark-start><text:span text:style-name="T11">     </text:span><field:fieldmark-end/><text:span text:style-name="T10"><text:tab/><text:tab/><text:tab/><text:tab/><text:tab/><text:tab/></text:span><text:span text:style-name="T12">Date: </text:span><text:span text:style-name="T10">_______________</text:span></text:p>
      <text:p text:style-name="P6"/>
      <text:p text:style-name="P6"/>
      <text:p text:style-name="P17"><text:span text:style-name="T12">Reviewer: </text:span><field:fieldmark-start text:name="__Fieldmark__356_1896017865" field:type="vnd.oasis.opendocument.field.FORMTEXT"><field:param field:name="Description" field:value=""/><field:param field:name="Name" field:value=""/></field:fieldmark-start><text:span text:style-name="T11">     </text:span><field:fieldmark-end/><text:span text:style-name="T10"><text:tab/><text:tab/><text:tab/><text:tab/><text:tab/></text:span><text:span text:style-name="T12">Date: </text:span><text:span text:style-name="T10">_______________</text:span></text:p>
      <text:p text:style-name="P10"/>
      <text:p text:style-name="P10"/>
      <text:p text:style-name="P10"/>
      <text:p text:style-name="P10">Comments:</text:p>
      <text:p text:style-name="P8"/>
      <text:p text:style-name="P8"/>
      <text:p text:style-name="P8"/>
      <text:p text:style-name="P8"/>
      <text:p text:style-name="P8"/>
      <text:p text:style-name="P8">PART VII - TO THE EMPLOYEE:</text:p>
      <text:p text:style-name="P6"/>
      <text:p text:style-name="P17"><text:span text:style-name="T12">I have been advised of my performance ratings. I have discussed the contents of this review with my supervisor. My signature does not necessarily imply agreement. My comments are as follows (optional) (attach additional sheets if necessary):</text:span></text:p>
      <text:p text:style-name="P6"/>
      <text:p text:style-name="P6"/>
      <text:p text:style-name="P6">____________________________________________________________________________</text:p>
      <text:p text:style-name="P6">____________________________________________________________________________</text:p>
      <text:p text:style-name="P6">____________________________________________________________________________</text:p>
      <text:p text:style-name="P6">____________________________________________________________________________</text:p>
      <text:p text:style-name="P6">____________________________________________________________________________</text:p>
      <text:p text:style-name="P6"/>
      <text:p text:style-name="P6"/>
      <text:p text:style-name="P6"/>
      <text:p text:style-name="P6"/>
      <text:p text:style-name="P17"><text:span text:style-name="T12">Signature: ________________________________________ Date: </text:span><text:span text:style-name="T10">______________</text:span></text:p>
      <text:p text:style-name="P12"/>
      <text:p text:style-name="P12"/>
      <text:p text:style-name="P12"/>
      <text:p text:style-name="P12"/>
      <text:p text:style-name="P12"/>
      <text:p text:style-name="P8"><text:soft-page-break/></text:p>
      <text:p text:style-name="P8"/>
      <text:p text:style-name="P8">APPENDIX 1: ESTABLISHMENT OF OBJECTIVES FOR THE COMING YEAR</text:p>
      <text:p text:style-name="P7"/>
      <text:p text:style-name="P7">With reference to the position responsibilities, list below the goals, objectives, projects or special assignments which should be continued and/or completed in the coming year. It is understood that these goals, objectives, etc. are subject to adjustment or change as situations and priorities change. This section should be detached and kept in departmental files so that it can be updated as the situation warrants and so that it can be used to assist the rater at the end of the next evaluation period. Attach a copy of this completed form to the performance evaluation.</text:p>
      <text:p text:style-name="P6"/>
      <text:p text:style-name="P6"/>
      <text:p text:style-name="P6"/>
      <text:p text:style-name="P6"/>
      <text:p text:style-name="P6"/>
      <text:p text:style-name="P6"/>
      <text:p text:style-name="P6">GOALS/OBJECTIVES/MAJOR DUTY/PROJECT/SPECIAL ASSIGNMENTS</text:p>
      <text:p text:style-name="P23"/>
      <text:p text:style-name="P23"/>
      <text:p text:style-name="P23">1.</text:p>
      <text:p text:style-name="P23"/>
      <text:p text:style-name="P23"/>
      <text:p text:style-name="P23"/>
      <text:p text:style-name="P23">2.</text:p>
      <text:p text:style-name="P23"/>
      <text:p text:style-name="P23"/>
      <text:p text:style-name="P23"/>
      <text:p text:style-name="P23">3.</text:p>
      <text:p text:style-name="P23"/>
      <text:p text:style-name="P23"/>
      <text:p text:style-name="P23"/>
      <text:p text:style-name="P23">4.</text:p>
      <text:p text:style-name="P6"/>
      <text:p text:style-name="P6"/>
      <text:p text:style-name="P6"/>
      <text:p text:style-name="P6"/>
      <text:p text:style-name="P6"/>
      <text:p text:style-name="P6"/>
      <text:p text:style-name="P6"/>
      <text:p text:style-name="P6">Supervisor’s Signature: _____________________________ Date:___________________</text:p>
      <text:p text:style-name="P6"/>
      <text:p text:style-name="P6"/>
      <text:p text:style-name="P6">Employee’s Signature: ______________________________ Date:___________________</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autospace="none"/>
      <style:text-properties style:font-name="Arial" fo:font-family="Arial" style:font-family-generic="swiss" style:font-pitch="variable" fo:font-size="20pt" fo:font-weight="bold" style:font-size-asian="20pt" style:font-weight-asian="bold" style:font-name-complex="Arial" style:font-family-complex="Arial" style:font-family-generic-complex="swiss" style:font-pitch-complex="variable" style:font-size-complex="20pt" style:font-weight-complex="bold"/>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text-properties style:font-name="Arial Narrow" fo:font-size="10pt" style:font-name-asian="Arial Narrow" style:font-size-asian="10pt" style:font-name-complex="Arial Narrow" style:font-size-complex="10pt"/>
    </style:style>
    <style:style style:name="MT1" style:family="text">
      <style:text-properties style:font-name="Arial Narrow" style:font-name-asian="Arial Narrow" style:font-name-complex="Arial Narrow"/>
    </style:style>
    <style:style style:name="MT2" style:family="text">
      <style:text-properties style:font-name="Arial Narrow" fo:font-size="10pt" style:font-name-asian="Arial Narrow" style:font-size-asian="10pt" style:font-name-complex="Arial Narrow" style:font-size-complex="10pt"/>
    </style:style>
    <style:style style:name="MT3" style:family="text">
      <style:text-properties style:font-name="Arial Narrow" fo:font-size="10pt" officeooo:rsid="00134bbf" style:font-size-asian="10pt" style:font-name-complex="Arial Narrow" style:font-size-complex="10pt"/>
    </style:style>
    <style:style style:name="MT4" style:family="text">
      <style:text-properties style:font-name="Arial Narrow" fo:font-size="10pt" style:font-size-asian="10pt" style:font-name-complex="Arial Narrow" style:font-size-complex="10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bottom="0.461in" style:dynamic-spacing="true"/>
      </style:header-style>
      <style:footer-style>
        <style:header-footer-properties fo:min-height="0.5in" fo:margin-top="0.461in" style:dynamic-spacing="true"/>
      </style:footer-style>
    </style:page-layout>
  </office:automatic-styles>
  <office:master-styles>
    <style:master-page style:name="Standard" style:page-layout-name="Mpm1">
      <style:header>
        <text:p text:style-name="MP1"><text:s text:c="108"/><text:span text:style-name="MT1"><text:s/></text:span><text:span text:style-name="MT2"><text:s/></text:span></text:p>
      </style:header>
      <style:footer>
        <text:p text:style-name="Footer"><text:span text:style-name="MT3">Intern-Employee </text:span><text:span text:style-name="MT4"><text:s/>Evaluations Form <text:s text:c="27"/>Page </text:span><text:span text:style-name="MT4"><text:page-number text:select-page="current">0</text:page-number></text:span><text:span text:style-name="MT4"> of </text:span><text:span text:style-name="MT4"><text:page-count style:num-format="1">8</text:page-count></text:span><text:span text:style-name="MT4"> <text:s text:c="55"/>Rev 1.0</text:span></text:p>
        <text:p text:style-name="MP2"><text:s text:c="11"/></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MPLOYEE PERFORMANCE EVALUATION</dc:title>
    <meta:initial-creator> Leslie Bai</meta:initial-creator>
    <meta:creation-date>2005-07-26T17:19:00</meta:creation-date>
    <dc:date>2019-11-11T11:33:27.732783710</dc:date>
    <meta:editing-cycles>8</meta:editing-cycles>
    <meta:editing-duration>PT1H28M20S</meta:editing-duration>
    <meta:generator>LibreOffice/4.2.8.2$Linux_X86_64 LibreOffice_project/420m0$Build-2</meta:generator>
    <meta:document-statistic meta:table-count="1" meta:image-count="0" meta:object-count="0" meta:page-count="8" meta:paragraph-count="157" meta:word-count="1383" meta:character-count="11885" meta:non-whitespace-character-count="10232"/>
  </office:meta>
</office:document-meta>
</file>